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ath" fo:font-size="14pt" fo:font-weight="bold" officeooo:rsid="000e52ab" officeooo:paragraph-rsid="000e52a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atin Modern Math" fo:font-size="14pt" fo:font-weight="normal" officeooo:rsid="00125c34" officeooo:paragraph-rsid="00125c3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0f9c6a" officeooo:paragraph-rsid="000f9c6a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110dbd" officeooo:paragraph-rsid="00110dbd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atin Modern Math" fo:font-size="14pt" fo:font-style="italic" fo:font-weight="normal" officeooo:rsid="00110dbd" officeooo:paragraph-rsid="00110dbd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atin Modern Math" fo:font-size="14pt" fo:font-style="italic" fo:font-weight="normal" officeooo:rsid="00110dbd" officeooo:paragraph-rsid="00110dbd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atin Modern Math" fo:font-size="16pt" fo:font-weight="bold" officeooo:rsid="000e52ab" officeooo:paragraph-rsid="000e52a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atin Modern Math" fo:font-size="16pt" fo:font-weight="bold" officeooo:rsid="000f9c6a" officeooo:paragraph-rsid="000f9c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0f9c6a" officeooo:paragraph-rsid="000f9c6a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10dbd" officeooo:paragraph-rsid="00110db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25c34" officeooo:paragraph-rsid="00125c3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atin Modern Math" fo:font-size="12pt" fo:font-weight="bold" officeooo:rsid="000f2e86" officeooo:paragraph-rsid="000e7f4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25c34" officeooo:paragraph-rsid="00125c34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atin Modern Math" fo:font-size="16pt" fo:font-style="normal" fo:font-weight="bold" officeooo:rsid="001aa1ea" officeooo:paragraph-rsid="001aa1e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atin Modern Math" fo:font-size="16pt" fo:font-style="normal" fo:font-weight="bold" officeooo:rsid="00110dbd" officeooo:paragraph-rsid="00110db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atin Modern Math" fo:font-size="16pt" fo:font-style="normal" fo:font-weight="normal" officeooo:rsid="001aa1ea" officeooo:paragraph-rsid="001aa1ea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atin Modern Math" fo:font-size="14pt" fo:font-style="normal" fo:font-weight="normal" officeooo:rsid="00125c34" officeooo:paragraph-rsid="001c4346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atin Modern Math" fo:font-size="14pt" fo:font-style="italic" fo:font-weight="normal" officeooo:rsid="00110dbd" officeooo:paragraph-rsid="00110dbd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2a29a"/>
    </style:style>
    <style:style style:name="T2" style:family="text">
      <style:text-properties officeooo:rsid="001353b8"/>
    </style:style>
    <style:style style:name="T3" style:family="text">
      <style:text-properties officeooo:rsid="0017be6a"/>
    </style:style>
    <style:style style:name="T4" style:family="text">
      <style:text-properties officeooo:rsid="00192745"/>
    </style:style>
    <style:style style:name="T5" style:family="text">
      <style:text-properties officeooo:rsid="001aa1e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7ad1" style:font-weight-asian="normal" style:font-weight-complex="normal"/>
    </style:style>
    <style:style style:name="T11" style:family="text">
      <style:text-properties officeooo:rsid="001ac326"/>
    </style:style>
    <style:style style:name="T12" style:family="text">
      <style:text-properties officeooo:rsid="001c4346"/>
    </style:style>
    <style:style style:name="T13" style:family="text">
      <style:text-properties officeooo:rsid="001d7a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9">Les réseaux électriques intelligents :</text:p>
      <text:p text:style-name="P9">Une solution pour la gestion de l’énergie</text:p>
      <text:p text:style-name="P1"/>
      <text:p text:style-name="P2"/>
      <text:p text:style-name="P3"><text:tab/>Le problème de la production et de la gestion de l’énergie est plus que d’actualité, <text:span text:style-name="T2">ce</text:span> qui m’a amené à me questionner sur les solutions pouvant y répondre. Je trouve en effet qu’on ne peut envisager sereinement l’avenir que si nous possédons un système de production et de gestion durable de notre énergie pouvant faire face à un grand nombre d’imprévu. Les réseaux électriques intelligents m’ont paru être une solution pertinente et un sujet d’étude intéressant.</text:p>
      <text:p text:style-name="P4">En plus de proposer une modélisation informatique d’un réseaux grâce à la théorie des graphes, nous verrons quelles sont les contraintes physique auxquelles nous devons nous confronter <text:span text:style-name="T1">lors de la mise</text:span> en place de tel système.</text:p>
      <text:p text:style-name="P3"/>
      <text:p text:style-name="P3"/>
      <text:p text:style-name="P10">Positionnement thématique</text:p>
      <text:p text:style-name="P5">INFORMATIQUE (théorie des graphes) </text:p>
      <text:p text:style-name="P5"/>
      <text:p text:style-name="P11">Mots-clés </text:p>
      <text:p text:style-name="P6">Graphes</text:p>
      <text:p text:style-name="P6">Simulation</text:p>
      <text:p text:style-name="P6">Réseaux intelligents</text:p>
      <text:p text:style-name="P12"/>
      <text:p text:style-name="P12"/>
      <text:p text:style-name="P13">Bibliographie commentée </text:p>
      <text:p text:style-name="P13"/>
      <text:p text:style-name="P19"><text:tab/>Le<text:span text:style-name="T3"> réseaux électrique intelligents, aussi appelée Smart Grid,</text:span> est un système de répartition et de distribution de l’électricité. <text:span text:style-name="T3">Il permet</text:span> la répartition de l’énergie en fonction de l’offre et de la demande. Le réseau Smart Grid permet alors d’<text:span text:style-name="T4">adapter</text:span> <text:span text:style-name="T4">l</text:span>a distribution de l’énergie automatiquement entre l<text:span text:style-name="T4">a source</text:span> et le consommateur <text:span text:style-name="T4">en</text:span> <text:span text:style-name="T4">fonction </text:span>de la consommation des foyers et des <text:span text:style-name="T4">information recueillies par les </text:span>installations <text:span text:style-name="T5">[1].</text:span></text:p>
      <text:p text:style-name="P19"/>
      <text:p text:style-name="P19"><text:span text:style-name="T11"><text:tab/></text:span><text:span text:style-name="T12">Grâce à cette modularité</text:span><text:span text:style-name="T11">, le réseaux Smart Grid permet </text:span><text:span text:style-name="T12">également </text:span><text:span text:style-name="T11">une meilleur intégration des énergies renouvelables au réseaux électrique. En effet, ces énergies sont sujets aux aléas météorologiques, en résulte une production par intermittence de l’énergie </text:span><text:span text:style-name="T12">ce qui pose problème lors des pics de consommation par exemple. Le réseaux Smart Grid, de part sa connaissance en temps réel du réseau, permet donc d’adapter le mix d’énergie renouvelable </text:span><text:soft-page-break/><text:span text:style-name="T12">de la production en fonction de la disponibilité de cette dernière permettant donc d’éviter le manque d’énergie pendant les fortes périodes de consommation </text:span><text:span text:style-name="T13">[2]</text:span><text:span text:style-name="T12">. </text:span></text:p>
      <text:p text:style-name="P13"/>
      <text:p text:style-name="P13"/>
      <text:p text:style-name="P13">Problématique retenue </text:p>
      <text:p text:style-name="P13"/>
      <text:p text:style-name="P13">Objectifs du TIPE du candidat</text:p>
      <text:p text:style-name="P13"/>
      <text:p text:style-name="P13"/>
      <text:p text:style-name="P13">Références bibliographique</text:p>
      <text:p text:style-name="P18"><text:span text:style-name="T8">[1]</text:span> Quel nom portent les nouveaux réseaux intelligents qui contrôlent notre distribution électrique ? : <text:a xlink:type="simple" xlink:href="https://www.mapetiteenergie.com/aides/technologie-smart-grid" text:style-name="Internet_20_link" text:visited-style-name="Visited_20_Internet_20_Link"><text:span text:style-name="T6">https://www.mapetiteenergie.com/aides/technologie-smart-grid</text:span></text:a></text:p>
      <text:p text:style-name="P18"><text:span text:style-name="T6"/></text:p>
      <text:p text:style-name="P16">[2] <text:span text:style-name="T9">5 questions pour tout savoir sur les </text:span><text:span text:style-name="T10">S</text:span><text:span text:style-name="T9">mart </text:span><text:span text:style-name="T10">G</text:span><text:span text:style-name="T9">rids : </text:span><text:a xlink:type="simple" xlink:href="https://particulier.edf.fr/fr/accueil/guide-energie/electricite/smartgrid-reseau-electrique-intelligent.html" text:style-name="Internet_20_link" text:visited-style-name="Visited_20_Internet_20_Link"><text:span text:style-name="T7">https://particulier.edf.fr/fr/accueil/guide-energie/electricite/smartgrid-reseau-electrique-intelligent.html</text:span></text:a></text:p>
      <text:p text:style-name="P16"><text:span text:style-name="T7"/></text:p>
      <text:p text:style-name="P18"><text:span text:style-name="T6"/></text:p>
      <text:p text:style-name="P20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6:04:06.267239381</meta:creation-date>
    <dc:date>2023-01-05T17:17:01.815122845</dc:date>
    <meta:editing-duration>PT1H24M8S</meta:editing-duration>
    <meta:editing-cycles>11</meta:editing-cycles>
    <meta:generator>LibreOffice/7.3.6.2$Linux_X86_64 LibreOffice_project/30$Build-2</meta:generator>
    <meta:document-statistic meta:table-count="0" meta:image-count="0" meta:object-count="0" meta:page-count="2" meta:paragraph-count="18" meta:word-count="330" meta:character-count="2345" meta:non-whitespace-character-count="2025"/>
  </office:meta>
</office:document-meta>
</file>